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actal</text:p>
      <text:p text:style-name="Standard">Un fractal es un objeto geométrico cuya estructura básica, </text:p>
      <text:p text:style-name="Standard">fragmentada o aparentemente irregular, se repite a diferentes </text:p>
      <text:p text:style-name="Standard">escalas.1​ El término fue propuesto por el matemático Benoît </text:p>
      <text:p text:style-name="Standard">Mandelbrot en 1975 y deriva del latín fractus, que significa </text:p>
      <text:p text:style-name="Standard">quebrado o fracturado. Muchas estructuras naturales son <text:span text:style-name="T1">de</text:span> tipo </text:p>
      <text:p text:style-name="Standard">fractal. La propiedad matemática clave de un objeto genuinamente </text:p>
      <text:p text:style-name="Standard">fractal es que su dimensión métrica fractal es un número racional </text:p>
      <text:p text:style-name="Standard">no entero.</text:p>
      <text:p text:style-name="Standard"/>
      <text:p text:style-name="Standard">Si bien el término "fractal" es reciente, los objetos hoy denominados </text:p>
      <text:p text:style-name="Standard">fractales eran bien conocidos en matemáticas desde principios del siglo </text:p>
      <text:p text:style-name="Standard">XX. Las maneras más comunes de determinar lo que hoy denominamos dimensión </text:p>
      <text:p text:style-name="Standard">fractal fueron establecidas a principios del siglo XX en el ámbito de la </text:p>
      <text:p text:style-name="Standard">teoría de la med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54:57.590359834</meta:creation-date>
    <dc:date>2019-09-16T11:57:19.019497893</dc:date>
    <meta:editing-duration>PT2M28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14" meta:word-count="110" meta:character-count="765" meta:non-whitespace-character-count="607"/>
  </office:meta>
</office:document-meta>
</file>